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5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:</text:p>
          </table:table-cell>
          <table:table-cell office:value-type="string">
            <text:p>spielerErfassen(players: Spieler[])</text:p>
          </table:table-cell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er erfassen und Spiel initialisieren</text:p>
          </table:table-cell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Spieler werden gespeichert.</text:p>
          </table:table-cell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Spieleranzahl &lt; 2 oder &gt; 4</text:p>
          </table:table-cell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piel wurde gestartet</text:p>
          </table:table-cell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Startspieler wird ausgewürfel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:</text:p>
          </table:table-cell>
          <table:table-cell office:value-type="string">
            <text:p>kategorienWählen(categories: Kategorie[4])</text:p>
          </table:table-cell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er erfassen und Spiel initialisieren</text:p>
          </table:table-cell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gewählten Kategorien werden gemischt und in eine Queue eingefügt.</text:p>
          </table:table-cell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Anzahl der Kategorien muss 4 betragen</text:p>
          </table:table-cell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pieler wurden erfasst.</text:p>
          </table:table-cell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Spielfeld wird aufgebau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:</text:p>
          </table:table-cell>
          <table:table-cell office:value-type="string">
            <text:p>wuerfeln()</text:p>
          </table:table-cell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er aktuelle Spieler würfelt eine Zahl zwichen 1 und 6.</text:p>
          </table:table-cell>
        </table:table-row>
        <table:table-row table:style-name="ro1">
          <table:table-cell office:value-type="string">
            <text:p>Ausnahmen:</text:p>
          </table:table-cell>
          <table:table-cell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kommt an die Reihe.</text:p>
          </table:table-cell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würfelt erneut, bewegt eine Figur oder der nächste Spieler ist an der Reih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:</text:p>
          </table:table-cell>
          <table:table-cell office:value-type="string">
            <text:p>spielfigurAuswählen(figur: Figur)</text:p>
          </table:table-cell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er Spieler wählt die zu bewegende Figur aus.</text:p>
          </table:table-cell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Der Spieler hat keine Figur, die er mit dem gewürfelten Ergebniss Bewegen kann</text:p>
          </table:table-cell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hat gewürfelt</text:p>
          </table:table-cell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bewegt die Fig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me:</text:p>
          </table:table-cell>
          <table:table-cell office:value-type="string">
            <text:p>spielfigurBewegen(figur: Figur)</text:p>
          </table:table-cell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gewählte Spielfigur wird um die Anzahl der augen fortbewegt</text:p>
          </table:table-cell>
        </table:table-row>
        <table:table-row table:style-name="ro1">
          <table:table-cell office:value-type="string">
            <text:p>Ausnahmen:</text:p>
          </table:table-cell>
          <table:table-cell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hat eine Figur ausgewählt</text:p>
          </table:table-cell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entscheidet sich für eine Kategorie oder der nächste spieler ist an der Reih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07/22/2012</text:date>, <text:time>15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5M21S</meta:editing-duration>
    <meta:editing-cycles>5</meta:editing-cycles>
    <meta:generator>OpenOffice.org/3.3$Win32 OpenOffice.org_project/330m20$Build-9567</meta:generator>
    <dc:date>2012-07-22T15:47:02.70</dc:date>
    <dc:creator>Frederic Behrens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